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Preformatted_20_Text">
      <loext:graphic-properties draw:fill="solid" draw:fill-color="#2a2a3b" draw:opacity="100%"/>
      <style:paragraph-properties fo:margin-left="0cm" fo:margin-right="0cm" fo:margin-top="0cm" fo:margin-bottom="0cm" style:contextual-spacing="false" fo:line-height="180%" fo:text-align="start" style:justify-single-word="false" fo:orphans="2" fo:widows="2" fo:text-indent="0cm" style:auto-text-indent="false" fo:background-color="#2a2a3b" fo:padding="0cm" fo:border="none"/>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1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1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28" style:family="paragraph" style:parent-style-name="Text_20_body" style:list-style-name="L1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1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text-line-through-style="none" style:text-line-through-type="none" style:font-name="Arial2" fo:font-size="10.5pt" fo:letter-spacing="normal" fo:font-style="normal" style:text-underline-style="none" fo:font-weight="bold" style:text-blinking="false" loext:padding="0.049cm" loext:border="0.06pt solid #000000"/>
    </style:style>
    <style:style style:name="T5"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style:style style:name="T6" style:family="text">
      <style:text-properties fo:color="#2e83fb" loext:opacity="100%" style:text-line-through-style="none" style:text-line-through-type="none" style:text-underline-style="none" style:text-blinking="false" loext:padding="0.049cm" loext:border="0.06pt solid #000000"/>
    </style:style>
    <style:style style:name="T7" style:family="text">
      <style:text-properties fo:font-variant="normal" fo:text-transform="none" fo:color="#94a3b8" loext:opacity="100%" fo:font-family="ui-monospace, SFMono-Regular, Menlo, Monaco, Consolas, 'Liberation Mono', 'Courier New', monospace" fo:font-size="14pt" fo:letter-spacing="normal" fo:font-style="normal" fo:font-weight="normal"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Dockerizing a Beginner Application – A Step-by-Step Guide to Containerization</text:h>
      <text:h text:style-name="P2" text:outline-level="4">Introduction: Understanding Docker and Containerization Fundamentals</text:h>
      <text:list text:style-name="L1">
        <text:list-item>
          <text:p text:style-name="P3"><text:span text:style-name="T1">[</text:span><text:span text:style-name="T2">00:00</text:span><text:span text:style-name="T1"> → </text:span><text:span text:style-name="T2">00:33</text:span><text:span text:style-name="T1">]<text:line-break/>This chapter presents a practical, hands-on demonstration of </text:span><text:span text:style-name="Strong_20_Emphasis"><text:span text:style-name="T3">dockerizing an application</text:span></text:span><text:span text:style-name="T1">, focusing on a beginner-friendly approach. The tutorial builds upon foundational knowledge of </text:span><text:span text:style-name="Strong_20_Emphasis"><text:span text:style-name="T3">containers</text:span></text:span><text:span text:style-name="T1">, previously covered in an earlier session, and emphasizes the importance of containerization in modern software development and deployment. Key concepts include the </text:span><text:span text:style-name="Strong_20_Emphasis"><text:span text:style-name="T3">Dockerfile</text:span></text:span><text:span text:style-name="T1">, </text:span><text:span text:style-name="Strong_20_Emphasis"><text:span text:style-name="T3">Docker engine</text:span></text:span><text:span text:style-name="T1">, </text:span><text:span text:style-name="Strong_20_Emphasis"><text:span text:style-name="T3">container images</text:span></text:span><text:span text:style-name="T1">, and </text:span><text:span text:style-name="Strong_20_Emphasis"><text:span text:style-name="T3">Docker Hub</text:span></text:span><text:span text:style-name="T1"> — the centralized </text:span><text:span text:style-name="Strong_20_Emphasis"><text:span text:style-name="T3">image repository</text:span></text:span><text:span text:style-name="T1">. The content is aligned with the latest 2024 curriculum for the </text:span><text:span text:style-name="Strong_20_Emphasis"><text:span text:style-name="T3">Certified Kubernetes Administrator (CKA)</text:span></text:span><text:span text:style-name="T1"> certification, making it highly relevant for professionals aiming to master Kubernetes and container technologies.</text:span></text:p>
        </text:list-item>
        <text:list-item>
          <text:p text:style-name="P4">Key vocabulary and concepts:</text:p>
          <text:list>
            <text:list-item>
              <text:p text:style-name="P3"><text:span text:style-name="Strong_20_Emphasis"><text:span text:style-name="T3">Dockerfile</text:span></text:span><text:span text:style-name="T1">: A text file containing instructions for building a Docker image.</text:span></text:p>
            </text:list-item>
            <text:list-item>
              <text:p text:style-name="P3"><text:span text:style-name="Strong_20_Emphasis"><text:span text:style-name="T3">Docker engine</text:span></text:span><text:span text:style-name="T1">: The runtime that builds and runs Docker containers.</text:span></text:p>
            </text:list-item>
            <text:list-item>
              <text:p text:style-name="P3"><text:span text:style-name="Strong_20_Emphasis"><text:span text:style-name="T3">Container image</text:span></text:span><text:span text:style-name="T1">: A layered, lightweight, standalone, executable package including application code, runtime, system tools, libraries, and settings.</text:span></text:p>
            </text:list-item>
            <text:list-item>
              <text:p text:style-name="P3"><text:span text:style-name="Strong_20_Emphasis"><text:span text:style-name="T3">Docker Hub</text:span></text:span><text:span text:style-name="T1">: A cloud-based repository where Docker images are stored and shared.</text:span></text:p>
            </text:list-item>
            <text:list-item>
              <text:p text:style-name="P3"><text:span text:style-name="Strong_20_Emphasis"><text:span text:style-name="T3">Sandbox environment</text:span></text:span><text:span text:style-name="T1">: A temporary, isolated environment to run Docker commands without local installation.</text:span></text:p>
            </text:list-item>
          </text:list>
        </text:list-item>
      </text:list>
      <text:p text:style-name="Horizontal_20_Line"/>
      <text:h text:style-name="P2" text:outline-level="4">Setting Up the Environment: Installing Docker and Using Sandbox Labs</text:h>
      <text:list text:style-name="L2">
        <text:list-item>
          <text:p text:style-name="P5"><text:span text:style-name="T1">[</text:span><text:span text:style-name="T2">00:33</text:span><text:span text:style-name="T1"> → </text:span><text:span text:style-name="T2">03:59</text:span><text:span text:style-name="T1">]<text:line-break/>The speaker recommends installing </text:span><text:span text:style-name="Strong_20_Emphasis"><text:span text:style-name="T3">Docker Desktop</text:span></text:span><text:span text:style-name="T1"> on any operating system (Windows, Mac, Linux) to follow along with the demo. For users unable to install Docker locally, an alternative is the </text:span><text:span text:style-name="Strong_20_Emphasis"><text:span text:style-name="T3">Play with Docker</text:span></text:span><text:span text:style-name="T1"> sandbox environment, a free online platform providing ephemeral Linux virtual machines with Docker pre-installed. The tutorial walks through signing up on Docker Hub, accessing the sandbox via the URL </text:span><text:a xlink:type="simple" xlink:href="http://labs.play-with-docker.com/" text:style-name="Internet_20_link" text:visited-style-name="Visited_20_Internet_20_Link"><text:span text:style-name="Strong_20_Emphasis"><text:span text:style-name="T4">labs.play-with-docker.com</text:span></text:span></text:a><text:span text:style-name="T1">, and provisioning instances that last up to four hours. This ensures accessibility for learners regardless of hardware constraints.</text:span></text:p>
        </text:list-item>
        <text:list-item>
          <text:p text:style-name="P6"><text:soft-page-break/>Important facts:</text:p>
          <text:list>
            <text:list-item>
              <text:p text:style-name="P6">Sandbox sessions have a 4-hour timeout.</text:p>
            </text:list-item>
            <text:list-item>
              <text:p text:style-name="P6">Docker Desktop supports multiple OS architectures, including Mac Intel, Mac M1, Windows, and Linux.</text:p>
            </text:list-item>
            <text:list-item>
              <text:p text:style-name="P6">Docker Desktop GUI shows local images and running containers, separate from Docker Hub remote repositories.</text:p>
            </text:list-item>
          </text:list>
        </text:list-item>
      </text:list>
      <text:p text:style-name="Horizontal_20_Line"/>
      <text:h text:style-name="P2" text:outline-level="4">Preparing the Application: Cloning and Organizing Code</text:h>
      <text:list text:style-name="L3">
        <text:list-item>
          <text:p text:style-name="P7"><text:span text:style-name="T1">[</text:span><text:span text:style-name="T2">06:18</text:span><text:span text:style-name="T1"> → </text:span><text:span text:style-name="T2">08:39</text:span><text:span text:style-name="T1">]<text:line-break/>Before writing a Dockerfile, the application code must be prepared. The speaker demonstrates cloning a simple </text:span><text:span text:style-name="Strong_20_Emphasis"><text:span text:style-name="T3">To-Do List app</text:span></text:span><text:span text:style-name="T1"> repository from GitHub into a newly created folder (</text:span><text:span text:style-name="Source_20_Text"><text:span text:style-name="T5">day02_code</text:span></text:span><text:span text:style-name="T1">). The directory structure includes source code files, package management files (</text:span><text:span text:style-name="Source_20_Text"><text:span text:style-name="T5">package.json</text:span></text:span><text:span text:style-name="T1">), and documentation (</text:span><text:span text:style-name="Source_20_Text"><text:span text:style-name="T5">README.md</text:span></text:span><text:span text:style-name="T1">). This setup is essential for copying the application files into the container during the Docker build process.</text:span></text:p>
        </text:list-item>
        <text:list-item>
          <text:p text:style-name="P8">Summary points:</text:p>
          <text:list>
            <text:list-item>
              <text:p text:style-name="P7"><text:span text:style-name="T1">Use </text:span><text:span text:style-name="Source_20_Text"><text:span text:style-name="T5">git clone</text:span></text:span><text:span text:style-name="T1"> to download application source code.</text:span></text:p>
            </text:list-item>
            <text:list-item>
              <text:p text:style-name="P8">Organize files in a dedicated working directory.</text:p>
            </text:list-item>
            <text:list-item>
              <text:p text:style-name="P7"><text:span text:style-name="T1">Verify directory contents with </text:span><text:span text:style-name="Source_20_Text"><text:span text:style-name="T5">ls</text:span></text:span><text:span text:style-name="T1"> commands before proceeding.</text:span></text:p>
            </text:list-item>
          </text:list>
        </text:list-item>
      </text:list>
      <text:p text:style-name="Horizontal_20_Line"/>
      <text:h text:style-name="P2" text:outline-level="4">Crafting the Dockerfile: Building the Application Image</text:h>
      <text:list text:style-name="L4">
        <text:list-item>
          <text:p text:style-name="P9"><text:span text:style-name="T1">[</text:span><text:span text:style-name="T2">08:39</text:span><text:span text:style-name="T1"> → </text:span><text:span text:style-name="T2">16:28</text:span><text:span text:style-name="T1">]<text:line-break/>The core of containerization lies in the </text:span><text:span text:style-name="Strong_20_Emphasis"><text:span text:style-name="T3">Dockerfile</text:span></text:span><text:span text:style-name="T1">—a declarative script describing how to build the application image. The speaker uses the </text:span><text:span text:style-name="Source_20_Text"><text:span text:style-name="T5">vi</text:span></text:span><text:span text:style-name="T1"> editor to create a Dockerfile with several key instructions:</text:span></text:p>
        </text:list-item>
        <text:list-item>
          <text:p text:style-name="P9"><text:span text:style-name="Strong_20_Emphasis"><text:span text:style-name="T3">FROM</text:span></text:span><text:span text:style-name="T1">: Specifies the base image. Here, an official </text:span><text:span text:style-name="Strong_20_Emphasis"><text:span text:style-name="T3">Node.js 18 Alpine</text:span></text:span><text:span text:style-name="T1"> image is used. Alpine is a minimal Linux distribution, providing a lightweight and efficient base with Node.js pre-installed, avoiding the need to install dependencies manually.</text:span></text:p>
        </text:list-item>
        <text:list-item>
          <text:p text:style-name="P9"><text:span text:style-name="Strong_20_Emphasis"><text:span text:style-name="T3">WORKDIR</text:span></text:span><text:span text:style-name="T1">: Sets the working directory inside the container (</text:span><text:span text:style-name="Source_20_Text"><text:span text:style-name="T5">/app</text:span></text:span><text:span text:style-name="T1">), where subsequent commands will run.</text:span></text:p>
        </text:list-item>
        <text:list-item>
          <text:p text:style-name="P9"><text:span text:style-name="Strong_20_Emphasis"><text:span text:style-name="T3">COPY</text:span></text:span><text:span text:style-name="T1">: Transfers local application files into the container’s working directory.</text:span></text:p>
        </text:list-item>
        <text:list-item>
          <text:p text:style-name="P9"><text:soft-page-break/><text:span text:style-name="Strong_20_Emphasis"><text:span text:style-name="T3">RUN</text:span></text:span><text:span text:style-name="T1">: Executes commands inside the container during build time, such as installing dependencies via the </text:span><text:span text:style-name="Strong_20_Emphasis"><text:span text:style-name="T3">Yarn</text:span></text:span><text:span text:style-name="T1"> package manager (</text:span><text:span text:style-name="Source_20_Text"><text:span text:style-name="T5">yarn install --production</text:span></text:span><text:span text:style-name="T1">) to optimize for production environments.</text:span></text:p>
        </text:list-item>
        <text:list-item>
          <text:p text:style-name="P9"><text:span text:style-name="Strong_20_Emphasis"><text:span text:style-name="T3">EXPOSE</text:span></text:span><text:span text:style-name="T1">: Declares the port (3000) on which the containerized application will listen.</text:span></text:p>
        </text:list-item>
        <text:list-item>
          <text:p text:style-name="P9"><text:span text:style-name="Strong_20_Emphasis"><text:span text:style-name="T3">CMD</text:span></text:span><text:span text:style-name="T1">: Defines the default command to run when the container starts (</text:span><text:span text:style-name="Source_20_Text"><text:span text:style-name="T5">node "src/index.js"</text:span></text:span><text:span text:style-name="T1">), starting the Node.js application.</text:span></text:p>
        </text:list-item>
      </text:list>
      <text:p text:style-name="P10">This step-by-step instruction layering results in a multi-layered image, with each instruction creating a new image layer, optimizing caching and build efficiency.</text:p>
      <text:list text:style-name="L5">
        <text:list-item>
          <text:p text:style-name="P11">Key insights:</text:p>
          <text:list>
            <text:list-item>
              <text:p text:style-name="P11">The Dockerfile encapsulates the OS, dependencies, and app code.</text:p>
            </text:list-item>
            <text:list-item>
              <text:p text:style-name="P11">Using official base images ensures stability and security.</text:p>
            </text:list-item>
            <text:list-item>
              <text:p text:style-name="P11">Layered image builds improve performance and image management.</text:p>
            </text:list-item>
            <text:list-item>
              <text:p text:style-name="P11">Developers typically author Dockerfiles; operators need to understand them for deployment and troubleshooting.</text:p>
            </text:list-item>
          </text:list>
        </text:list-item>
      </text:list>
      <text:p text:style-name="Horizontal_20_Line"/>
      <text:h text:style-name="P2" text:outline-level="4">Building and Inspecting the Docker Image</text:h>
      <text:list text:style-name="L6">
        <text:list-item>
          <text:p text:style-name="P12">[<text:span text:style-name="T6">16:28</text:span> → <text:span text:style-name="T6">22:29</text:span>]<text:line-break/>Once the Dockerfile is ready, the image is built locally using the command:</text:p>
        </text:list-item>
      </text:list>
      <text:p text:style-name="P13"><text:span text:style-name="Source_20_Text"><text:span text:style-name="T7">docker build -t day02todo .</text:span></text:span></text:p>
      <text:p text:style-name="P14"><text:span text:style-name="T1">This command creates an image named </text:span><text:span text:style-name="Source_20_Text"><text:span text:style-name="T5">day02todo</text:span></text:span><text:span text:style-name="T1"> from the current directory (</text:span><text:span text:style-name="Source_20_Text"><text:span text:style-name="T5">.</text:span></text:span><text:span text:style-name="T1">), where the Dockerfile and application reside. The build process outputs the creation of multiple layers corresponding to Dockerfile instructions.</text:span></text:p>
      <text:p text:style-name="P14"><text:span text:style-name="T1">The speaker explains the concept of image layers and their benefits: layers allow incremental updates, faster downloads, and efficient storage. The final image size is approximately </text:span><text:span text:style-name="Strong_20_Emphasis"><text:span text:style-name="T3">217 MB</text:span></text:span><text:span text:style-name="T1"> on the local system.</text:span></text:p>
      <text:p text:style-name="P10">Using Docker Desktop, the image can be visualized graphically, showing 14 layers in total due to base images and application layers combined.</text:p>
      <text:p text:style-name="Horizontal_20_Line"/>
      <text:h text:style-name="P2" text:outline-level="4"><text:soft-page-break/>Pushing the Image to Docker Hub Repository</text:h>
      <text:list text:style-name="L7">
        <text:list-item>
          <text:p text:style-name="P15">[<text:span text:style-name="T6">22:29</text:span> → <text:span text:style-name="T6">27:16</text:span>]<text:line-break/>To share the image across different environments, it must be pushed to a remote repository like Docker Hub. The process involves:</text:p>
        </text:list-item>
      </text:list>
      <text:list text:style-name="L8">
        <text:list-item>
          <text:p text:style-name="P16"><text:span text:style-name="T1">Creating a new public repository on Docker Hub (</text:span><text:span text:style-name="Source_20_Text"><text:span text:style-name="T5">test-repo</text:span></text:span><text:span text:style-name="T1">).</text:span></text:p>
        </text:list-item>
        <text:list-item>
          <text:p text:style-name="P17">Tagging the local image with the Docker Hub repository name and tag:</text:p>
        </text:list-item>
      </text:list>
      <text:p text:style-name="P13"><text:span text:style-name="Source_20_Text"><text:span text:style-name="T7">docker tag day02todo &lt;username&gt;/test-repo:latest</text:span></text:span></text:p>
      <text:list text:style-name="L9">
        <text:list-item>
          <text:p text:style-name="P18">Logging into Docker Hub using:</text:p>
        </text:list-item>
      </text:list>
      <text:p text:style-name="P13"><text:span text:style-name="Source_20_Text"><text:span text:style-name="T7">docker login</text:span></text:span></text:p>
      <text:list text:style-name="L10">
        <text:list-item>
          <text:p text:style-name="P19">Pushing the image with:</text:p>
        </text:list-item>
      </text:list>
      <text:p text:style-name="P13"><text:span text:style-name="Source_20_Text"><text:span text:style-name="T7">docker push &lt;username&gt;/test-repo:latest</text:span></text:span></text:p>
      <text:p text:style-name="P14"><text:span text:style-name="T1">The speaker highlights a common pitfall—authentication is required even for public repositories to push images, reinforcing security best practices. Upon successful push, Docker Hub compresses the image from 217 MB locally to </text:span><text:span text:style-name="Strong_20_Emphasis"><text:span text:style-name="T3">81 MB</text:span></text:span><text:span text:style-name="T1"> on the remote, demonstrating Docker’s automatic image compression feature.</text:span></text:p>
      <text:p text:style-name="Horizontal_20_Line"/>
      <text:h text:style-name="P2" text:outline-level="4">Pulling and Running the Container in Remote Environments</text:h>
      <text:list text:style-name="L11">
        <text:list-item>
          <text:p text:style-name="P20">[<text:span text:style-name="T6">27:16</text:span> → <text:span text:style-name="T6">31:26</text:span>]<text:line-break/>The image can then be pulled on any other machine or environment using:</text:p>
        </text:list-item>
      </text:list>
      <text:p text:style-name="P13"><text:span text:style-name="Source_20_Text"><text:span text:style-name="T7">docker pull &lt;username&gt;/test-repo:latest</text:span></text:span></text:p>
      <text:p text:style-name="P10">Docker intelligently downloads only changed layers if the image already exists locally, optimizing bandwidth.</text:p>
      <text:p text:style-name="P10">To run the container detached in the background (without blocking the terminal), the command is:</text:p>
      <text:p text:style-name="P13"><text:span text:style-name="Source_20_Text"><text:span text:style-name="T7">docker run -d -p 3000:3000 &lt;username&gt;/test-repo:latest</text:span></text:span></text:p>
      <text:list text:style-name="L12">
        <text:list-item>
          <text:p text:style-name="P21"><text:span text:style-name="Source_20_Text"><text:span text:style-name="T5">-d</text:span></text:span><text:span text:style-name="T1"> runs the container in detached mode.</text:span></text:p>
        </text:list-item>
        <text:list-item>
          <text:p text:style-name="P21"><text:span text:style-name="Source_20_Text"><text:span text:style-name="T5">-p</text:span></text:span><text:span text:style-name="T1"> maps the container’s internal port 3000 to the host’s port 3000.</text:span></text:p>
        </text:list-item>
      </text:list>
      <text:p text:style-name="P14"><text:soft-page-break/><text:span text:style-name="T1">This allows access to the running application via </text:span><text:span text:style-name="Source_20_Text"><text:span text:style-name="T5">localhost:3000</text:span></text:span><text:span text:style-name="T1"> in a browser, confirming successful containerization and deployment. The speaker demonstrates adding and deleting items in the To-Do app, validating functionality.</text:span></text:p>
      <text:p text:style-name="Horizontal_20_Line"/>
      <text:h text:style-name="P2" text:outline-level="4">Troubleshooting and Inspecting Running Containers</text:h>
      <text:list text:style-name="L13">
        <text:list-item>
          <text:p text:style-name="P22"><text:span text:style-name="T1">[</text:span><text:span text:style-name="T2">31:26</text:span><text:span text:style-name="T1"> → </text:span><text:span text:style-name="T2">33:11</text:span><text:span text:style-name="T1">]<text:line-break/>For operational troubleshooting, the tutorial introduces the </text:span><text:span text:style-name="Source_20_Text"><text:span text:style-name="T5">docker exec</text:span></text:span><text:span text:style-name="T1"> command, which opens an interactive shell inside a running container, analogous to SSH. For example:</text:span></text:p>
        </text:list-item>
      </text:list>
      <text:p text:style-name="P13"><text:span text:style-name="Source_20_Text"><text:span text:style-name="T7">docker exec -it &lt;container_name&gt; sh</text:span></text:span></text:p>
      <text:list text:style-name="L14">
        <text:list-item>
          <text:p text:style-name="P23"><text:span text:style-name="T1">The shell inside the container defaults to the working directory (</text:span><text:span text:style-name="Source_20_Text"><text:span text:style-name="T5">/app</text:span></text:span><text:span text:style-name="T1">).</text:span></text:p>
        </text:list-item>
        <text:list-item>
          <text:p text:style-name="P24">This allows inspection of files, dependencies, and runtime environment.</text:p>
        </text:list-item>
      </text:list>
      <text:p text:style-name="P14"><text:span text:style-name="T1">The speaker notes that the presence of </text:span><text:span text:style-name="Source_20_Text"><text:span text:style-name="T5">node_modules</text:span></text:span><text:span text:style-name="T1"> inside the container is not a best practice for production images, hinting at optimization opportunities.</text:span></text:p>
      <text:p text:style-name="Horizontal_20_Line"/>
      <text:h text:style-name="P2" text:outline-level="4">Optimizing Docker Images: A Preview of Best Practices</text:h>
      <text:list text:style-name="L15">
        <text:list-item>
          <text:p text:style-name="P25"><text:span text:style-name="T1">[</text:span><text:span text:style-name="T2">33:11</text:span><text:span text:style-name="T1"> → </text:span><text:span text:style-name="T2">34:14</text:span><text:span text:style-name="T1">]<text:line-break/>The speaker acknowledges the current image size (~217 MB) is large for a simple app and suggests the need for image optimization. They invite viewers to share ideas in the comments about how to reduce image size and follow best practices for Dockerfile creation. This sets the stage for future content focused on advanced Docker features such as </text:span><text:span text:style-name="Strong_20_Emphasis"><text:span text:style-name="T3">multi-stage builds</text:span></text:span><text:span text:style-name="T1">, </text:span><text:span text:style-name="Strong_20_Emphasis"><text:span text:style-name="T3">minimizing layers</text:span></text:span><text:span text:style-name="T1">, and </text:span><text:span text:style-name="Strong_20_Emphasis"><text:span text:style-name="T3">removing unnecessary files</text:span></text:span><text:span text:style-name="T1">.</text:span></text:p>
        </text:list-item>
      </text:list>
      <text:p text:style-name="Horizontal_20_Line"/>
      <text:h text:style-name="P2" text:outline-level="4">Conclusion: Key Takeaways and Future Directions</text:h>
      <text:list text:style-name="L16">
        <text:list-item>
          <text:p text:style-name="P26">This chapter effectively demonstrates the end-to-end process of containerizing a Node.js application using Docker, from environment setup to building, pushing, pulling, and running containers.</text:p>
        </text:list-item>
        <text:list-item>
          <text:p text:style-name="P26">The layered architecture of Docker images is highlighted as a cornerstone of efficient container management.</text:p>
        </text:list-item>
        <text:list-item>
          <text:p text:style-name="P26">Practical commands and workflows are explained clearly, empowering beginners to confidently create and manage Docker images and containers.</text:p>
        </text:list-item>
        <text:list-item>
          <text:p text:style-name="P26"><text:soft-page-break/>The tutorial emphasizes the collaboration between developers and operations teams, underlining the importance of understanding Dockerfiles and container lifecycle management.</text:p>
        </text:list-item>
        <text:list-item>
          <text:p text:style-name="P26">Finally, the need for ongoing optimization and best practices is acknowledged, pointing toward more advanced topics in containerization and Kubernetes certification pathways.</text:p>
        </text:list-item>
      </text:list>
      <text:p text:style-name="Horizontal_20_Line"/>
      <text:h text:style-name="P27" text:outline-level="3">Advanced Bullet-Point Summary</text:h>
      <text:list text:style-name="L17">
        <text:list-item>
          <text:p text:style-name="P28"><text:span text:style-name="Strong_20_Emphasis"><text:span text:style-name="T3">Introduction to Docker and containerization</text:span></text:span><text:span text:style-name="T1"> as critical skills for Kubernetes certification and modern cloud-native development.</text:span></text:p>
        </text:list-item>
        <text:list-item>
          <text:p text:style-name="P28"><text:span text:style-name="Strong_20_Emphasis"><text:span text:style-name="T3">Docker Desktop installation</text:span></text:span><text:span text:style-name="T1"> and </text:span><text:span text:style-name="Strong_20_Emphasis"><text:span text:style-name="T3">Play with Docker sandbox</text:span></text:span><text:span text:style-name="T1"> provide flexible environments for hands-on practice.</text:span></text:p>
        </text:list-item>
        <text:list-item>
          <text:p text:style-name="P28"><text:span text:style-name="Strong_20_Emphasis"><text:span text:style-name="T3">Git cloning</text:span></text:span><text:span text:style-name="T1"> a starter Node.js application repository prepares the local workspace for containerization.</text:span></text:p>
        </text:list-item>
        <text:list-item>
          <text:p text:style-name="P28"><text:span text:style-name="Strong_20_Emphasis"><text:span text:style-name="T3">Dockerfile structure and commands</text:span></text:span><text:span text:style-name="T1">:</text:span></text:p>
          <text:list>
            <text:list-item>
              <text:p text:style-name="P28"><text:span text:style-name="Source_20_Text"><text:span text:style-name="T5">FROM node:18-alpine</text:span></text:span><text:span text:style-name="T1"> for lightweight base image.</text:span></text:p>
            </text:list-item>
            <text:list-item>
              <text:p text:style-name="P28"><text:span text:style-name="Source_20_Text"><text:span text:style-name="T5">WORKDIR /app</text:span></text:span><text:span text:style-name="T1"> for container workspace.</text:span></text:p>
            </text:list-item>
            <text:list-item>
              <text:p text:style-name="P28"><text:span text:style-name="Source_20_Text"><text:span text:style-name="T5">COPY . .</text:span></text:span><text:span text:style-name="T1"> to transfer code.</text:span></text:p>
            </text:list-item>
            <text:list-item>
              <text:p text:style-name="P28"><text:span text:style-name="Source_20_Text"><text:span text:style-name="T5">RUN yarn install --production</text:span></text:span><text:span text:style-name="T1"> to install dependencies.</text:span></text:p>
            </text:list-item>
            <text:list-item>
              <text:p text:style-name="P28"><text:span text:style-name="Source_20_Text"><text:span text:style-name="T5">EXPOSE 3000</text:span></text:span><text:span text:style-name="T1"> to publish the app port.</text:span></text:p>
            </text:list-item>
            <text:list-item>
              <text:p text:style-name="P28"><text:span text:style-name="Source_20_Text"><text:span text:style-name="T5">CMD ["node", "src/index.js"]</text:span></text:span><text:span text:style-name="T1"> to start the app.</text:span></text:p>
            </text:list-item>
          </text:list>
        </text:list-item>
        <text:list-item>
          <text:p text:style-name="P28"><text:span text:style-name="Strong_20_Emphasis"><text:span text:style-name="T3">Building Docker images</text:span></text:span><text:span text:style-name="T1"> creates layered images, improving caching and efficiency.</text:span></text:p>
        </text:list-item>
        <text:list-item>
          <text:p text:style-name="P28"><text:span text:style-name="Strong_20_Emphasis"><text:span text:style-name="T3">Docker Hub integration</text:span></text:span><text:span text:style-name="T1"> requires repository creation, tagging, authentication, and push operations.</text:span></text:p>
        </text:list-item>
        <text:list-item>
          <text:p text:style-name="P28"><text:span text:style-name="Strong_20_Emphasis"><text:span text:style-name="T3">Image compression on push</text:span></text:span><text:span text:style-name="T1"> reduces remote image size significantly (217 MB local to 81 MB remote).</text:span></text:p>
        </text:list-item>
        <text:list-item>
          <text:p text:style-name="P28"><text:span text:style-name="Strong_20_Emphasis"><text:span text:style-name="T3">Pulling and running containers</text:span></text:span><text:span text:style-name="T1"> on any host with port mapping enables consistent app deployment.</text:span></text:p>
        </text:list-item>
        <text:list-item>
          <text:p text:style-name="P28"><text:span text:style-name="Strong_20_Emphasis"><text:span text:style-name="T3">Troubleshooting containers</text:span></text:span><text:span text:style-name="T1"> using </text:span><text:span text:style-name="Source_20_Text"><text:span text:style-name="T5">docker exec</text:span></text:span><text:span text:style-name="T1"> allows interactive shell access for debugging.</text:span></text:p>
        </text:list-item>
        <text:list-item>
          <text:p text:style-name="P28"><text:span text:style-name="Strong_20_Emphasis"><text:span text:style-name="T3">Image size optimization</text:span></text:span><text:span text:style-name="T1"> and Dockerfile best practices remain critical for production readiness.</text:span></text:p>
        </text:list-item>
        <text:list-item>
          <text:p text:style-name="P29">The speaker encourages community interaction and previews upcoming tutorials on Dockerfile optimization technique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28:50.490234100</meta:creation-date>
    <dc:date>2025-12-16T19:29:14.259735700</dc:date>
    <meta:editing-duration>PT23S</meta:editing-duration>
    <meta:editing-cycles>1</meta:editing-cycles>
    <meta:document-statistic meta:table-count="0" meta:image-count="0" meta:object-count="0" meta:page-count="6" meta:paragraph-count="92" meta:word-count="1456" meta:character-count="10045" meta:non-whitespace-character-count="8747"/>
    <meta:generator>LibreOffice/25.2.7.2$Windows_X86_64 LibreOffice_project/5cbfd1ab6520636bb5f7b99185aa69bd7456825d</meta:generator>
  </office:meta>
</office:document-meta>
</file>